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CALIFICACIONES CURSO 2018/2019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os alumno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LUMNOS</text:p>
          </table:table-cell>
          <table:table-cell office:value-type="string" calcext:value-type="string">
            <text:p>1<text:span text:style-name="T1">er</text:span> EXAMEN</text:p>
          </table:table-cell>
          <table:table-cell office:value-type="string" calcext:value-type="string">
            <text:p>2º EXAMEN</text:p>
          </table:table-cell>
          <table:table-cell office:value-type="string" calcext:value-type="string">
            <text:p>3<text:span text:style-name="T1">er</text:span> EXAMEN</text:p>
          </table:table-cell>
          <table:table-cell office:value-type="string" calcext:value-type="string">
            <text:p>NOTA FINAL</text:p>
          </table:table-cell>
        </table:table-row>
        <table:table-row table:style-name="ro2">
          <table:table-cell office:value-type="string" calcext:value-type="string">
            <text:p>J Sánchez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 Rubio</text:p>
          </table:table-cell>
          <table:table-cell office:value-type="float" office:value="9.5" calcext:value-type="float">
            <text:p>9,5</text:p>
          </table:table-cell>
          <table:table-cell office:value-type="float" office:value="2.5" calcext:value-type="float">
            <text:p>2,5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2">
          <table:table-cell office:value-type="string" calcext:value-type="string">
            <text:p>M Pérez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 Abral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8.3" calcext:value-type="float">
            <text:p>8,3</text:p>
          </table:table-cell>
          <table:table-cell/>
        </table:table-row>
        <table:table-row table:style-name="ro2">
          <table:table-cell office:value-type="string" calcext:value-type="string">
            <text:p>J Rodríguez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M Fernández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F Rojo</text:p>
          </table:table-cell>
          <table:table-cell office:value-type="float" office:value="4.3" calcext:value-type="float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 Garcí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2">
          <table:table-cell office:value-type="string" calcext:value-type="string">
            <text:p>L López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2">
          <table:table-cell office:value-type="string" calcext:value-type="string">
            <text:p>M Ramos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otas Medi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stadística del cur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úmero de alumnos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ta más alt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ta más baj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ta más repetid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ificación medi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na de la not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viación Estándar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alumnos aprobados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alumnos por debajo de 5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alumnos por debajo de la medi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 de los aprobad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 de las notas superiores a la Calificación Media</text:p>
          </table:table-cell>
          <table:table-cell table:number-columns-repeated="4"/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9:17:06.3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2:37:06.839000000</meta:creation-date>
    <dc:date>2018-11-09T19:17:17.822000000</dc:date>
    <meta:editing-duration>PT25S</meta:editing-duration>
    <meta:editing-cycles>3</meta:editing-cycles>
    <meta:generator>LibreOffice/6.1.2.1$Windows_X86_64 LibreOffice_project/65905a128db06ba48db947242809d14d3f9a93fe</meta:generator>
    <meta:document-statistic meta:table-count="1" meta:cell-count="61" meta:object-count="0"/>
  </office:meta>
</office:document-meta>
</file>